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5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line-height="150%" fo:text-align="center" style:justify-single-word="false"/>
      <style:text-properties fo:color="#000000" loext:opacity="100%" officeooo:rsid="00149989" officeooo:paragraph-rsid="00149989"/>
    </style:style>
    <style:style style:name="P4" style:family="paragraph" style:parent-style-name="Text_20_body">
      <style:paragraph-properties fo:margin-top="0cm" fo:margin-bottom="0cm" style:contextual-spacing="false" fo:line-height="15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.302cm" fo:margin-bottom="0.302cm" style:contextual-spacing="false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49989" officeooo:paragraph-rsid="00149989" style:text-blinking="false" fo:background-color="transparent"/>
    </style:style>
    <style:style style:name="P6" style:family="paragraph" style:parent-style-name="Text_20_body">
      <style:paragraph-properties fo:margin-top="0.302cm" fo:margin-bottom="0.302cm" style:contextual-spacing="false" fo:line-height="150%" fo:text-align="justify" style:justify-single-word="false"/>
      <style:text-properties fo:color="#00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docs-internal-guid-db5b4099-7fff-91d3-f2c1-e4d1a27891ec"/>Nomes: Giovanni Guedes Baptista &amp; Gustavo Santos de Toledo</text:p>
      <text:p text:style-name="P1">RA: 10132228 &amp; 10129580</text:p>
      <text:p text:style-name="P1">Curso: ADS</text:p>
      <text:p text:style-name="P1"/>
      <text:p text:style-name="P1">Exercício 1</text:p>
      <text:p text:style-name="P6"/>
      <text:p text:style-name="P2">Para a solução do problema, desenvolvemos uma aplicação Java utilizando os conceitos de pilha (LIFO), implementadas por listas encadeadas (NÓS).</text:p>
      <text:p text:style-name="P2">Para convertermos um número decimal em binário criamos um método (conversor) que irá dividir sucessivamente o número 25 por 2. Então uma variável (resto) é criada para armazenar o valor dos restos das divisões sucessivas dentro de um loop, ela será utilizada para passar os valores a pilha com o método (push), deixando os números em suas respectivas posições, sobrando apenas a saída via terminal em formato String. A variável (val) responsável por guardar o valor inteiro do nó irá concatenar com (show) variável String, por meio do método toString da classe Integer e a variável auxiliar (aux) irá mudar para o próximo nó utilizando o método getProx da classe Node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18:15:11.915158003</meta:creation-date>
    <dc:date>2024-04-30T19:56:06.933506080</dc:date>
    <meta:editing-duration>PT1H10M5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6" meta:word-count="148" meta:character-count="914" meta:non-whitespace-character-count="772"/>
  </office:meta>
</office:document-meta>
</file>